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543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74" style:family="table-cell" style:parent-style-name="Default" style:data-style-name="N37">
      <style:table-cell-properties fo:background-color="#ffff00" style:text-align-source="fix" style:repeat-content="false" fo:wrap-option="wrap"/>
      <style:paragraph-properties fo:text-align="center" fo:margin-left="0in"/>
    </style:style>
    <style:style style:name="ce7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837H32M21.045051S" calcext:value-type="time">
            <text:p>1837:32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 office:value-type="time" office:time-value="PT11H32M53.03S" calcext:value-type="time">
            <text:p>11:32 AM</text:p>
          </table:table-cell>
          <table:table-cell table:formula="of:=IF([.C352]-[.B352] &gt; 0; [.C352]-[.B352]; 0)" office:value-type="time" office:time-value="PT03H26M14.564S" calcext:value-type="time">
            <text:p>03:26</text:p>
          </table:table-cell>
          <table:table-cell table:style-name="ce3"/>
          <table:table-cell office:value-type="time" office:time-value="PT12H37M04.825S" calcext:value-type="time">
            <text:p>12:37 PM</text:p>
          </table:table-cell>
          <table:table-cell office:value-type="time" office:time-value="PT17H38M21.262S" calcext:value-type="time">
            <text:p>05:38 PM</text:p>
          </table:table-cell>
          <table:table-cell table:formula="of:=IF([.G352]-[.F352] &gt; 0; [.G352]-[.F352]; 0)" office:value-type="time" office:time-value="PT05H01M16.437S" calcext:value-type="time">
            <text:p>05:01</text:p>
          </table:table-cell>
          <table:table-cell table:formula="of:=[.D352]+[.H352]" office:value-type="time" office:time-value="PT08H27M31.001S" calcext:value-type="time">
            <text:p>08:27</text:p>
          </table:table-cell>
          <table:table-cell table:style-name="ce3"/>
          <table:table-cell office:value-type="string" calcext:value-type="string">
            <text:p>Teleport cleanup, animation spawn triggers &amp; teleport simplifications, AI aim freeze for boss throws, text emissiveness, hint visibility through walls mitig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7" calcext:value-type="date">
            <text:p>01/27/23</text:p>
          </table:table-cell>
          <table:table-cell table:style-name="ce15" office:value-type="time" office:time-value="PT08H10M00S" calcext:value-type="time">
            <text:p>08:10 AM</text:p>
          </table:table-cell>
          <table:table-cell table:style-name="ce15" office:value-type="time" office:time-value="PT12H34M05.414S" calcext:value-type="time">
            <text:p>12:34 PM</text:p>
          </table:table-cell>
          <table:table-cell table:style-name="ce18" table:formula="of:=IF([.C353]-[.B353] &gt; 0; [.C353]-[.B353]; 0)" office:value-type="time" office:time-value="PT04H24M05.414S" calcext:value-type="time">
            <text:p>04:24</text:p>
          </table:table-cell>
          <table:table-cell table:style-name="ce24"/>
          <table:table-cell table:style-name="ce15" office:value-type="time" office:time-value="PT13H44M10.297S" calcext:value-type="time">
            <text:p>01:44 PM</text:p>
          </table:table-cell>
          <table:table-cell table:style-name="ce15" office:value-type="time" office:time-value="PT17H12M20.017S" calcext:value-type="time">
            <text:p>05:12 PM</text:p>
          </table:table-cell>
          <table:table-cell table:style-name="ce18" table:formula="of:=IF([.G353]-[.F353] &gt; 0; [.G353]-[.F353]; 0)" office:value-type="time" office:time-value="PT03H28M09.72S" calcext:value-type="time">
            <text:p>03:28</text:p>
          </table:table-cell>
          <table:table-cell table:style-name="ce18" table:formula="of:=[.D353]+[.H353]" office:value-type="time" office:time-value="PT07H52M15.134S" calcext:value-type="time">
            <text:p>07:52</text:p>
          </table:table-cell>
          <table:table-cell table:style-name="ce24"/>
          <table:table-cell table:style-name="ce30" office:value-type="string" calcext:value-type="string">
            <text:p>Death w/ gravity &amp; per-boss fight music, rain SFX pop fix, chandelier chain break fix, room backdrop dimmed colors, dialogues for wave escalation / ladders/springs &amp; per-reply relationship controls, lock accidental unlock prevention, playtest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39H12M19.401S" calcext:value-type="time">
            <text:p>39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30/23 – 3/10/23 (retreat)</text:p>
          </table:table-cell>
          <table:table-cell table:number-columns-repeated="2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1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13/2023 (travel)</text:p>
          </table:table-cell>
          <table:table-cell table:number-columns-repeated="2"/>
          <table:table-cell table:style-name="ce18" table:formula="of:=IF([.C361]-[.B361] &gt; 0; [.C361]-[.B3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style-name="ce18" table:formula="of:=IF([.G360]-[.F360] &gt; 0; [.G360]-[.F360]; 0)" office:value-type="time" office:time-value="PT00H00M00S" calcext:value-type="time">
            <text:p>00:00</text:p>
          </table:table-cell>
          <table:table-cell table:style-name="ce18" table:formula="of:=[.D360]+[.H3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14" calcext:value-type="date">
            <text:p>03/14/23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1H55M00S" calcext:value-type="time">
            <text:p>11:55 AM</text:p>
          </table:table-cell>
          <table:table-cell table:formula="of:=IF([.C362]-[.B362] &gt; 0; [.C362]-[.B362]; 0)" office:value-type="time" office:time-value="PT03H48M00S" calcext:value-type="time">
            <text:p>03:48</text:p>
          </table:table-cell>
          <table:table-cell table:style-name="ce3"/>
          <table:table-cell office:value-type="time" office:time-value="PT12H30M00S" calcext:value-type="time">
            <text:p>12:30 PM</text:p>
          </table:table-cell>
          <table:table-cell office:value-type="time" office:time-value="PT16H54M13.117S" calcext:value-type="time">
            <text:p>04:54 PM</text:p>
          </table:table-cell>
          <table:table-cell table:formula="of:=IF([.G362]-[.F362] &gt; 0; [.G362]-[.F362]; 0)" office:value-type="time" office:time-value="PT04H24M13.117S" calcext:value-type="time">
            <text:p>04:24</text:p>
          </table:table-cell>
          <table:table-cell table:formula="of:=[.D362]+[.H362]" office:value-type="time" office:time-value="PT08H12M13.117S" calcext:value-type="time">
            <text:p>08:12</text:p>
          </table:table-cell>
          <table:table-cell table:style-name="ce3"/>
          <table:table-cell office:value-type="string" calcext:value-type="string">
            <text:p>Confirmation dialogue for restart/quit/Entryway, (IR interviews), spear impulse fix</text:p>
          </table:table-cell>
          <table:table-cell table:number-columns-repeated="1013"/>
        </table:table-row>
        <table:table-row table:style-name="ro1">
          <table:table-cell office:value-type="date" office:date-value="2023-03-15" calcext:value-type="date">
            <text:p>03/15/23</text:p>
          </table:table-cell>
          <table:table-cell office:value-type="time" office:time-value="PT08H23M58.956S" calcext:value-type="time">
            <text:p>08:23 AM</text:p>
          </table:table-cell>
          <table:table-cell office:value-type="time" office:time-value="PT12H04M34.624S" calcext:value-type="time">
            <text:p>12:04 PM</text:p>
          </table:table-cell>
          <table:table-cell table:formula="of:=IF([.C363]-[.B363] &gt; 0; [.C363]-[.B363]; 0)" office:value-type="time" office:time-value="PT03H40M35.668S" calcext:value-type="time">
            <text:p>03:40</text:p>
          </table:table-cell>
          <table:table-cell table:style-name="ce3"/>
          <table:table-cell office:value-type="time" office:time-value="PT13H50M16.526S" calcext:value-type="time">
            <text:p>01:50 PM</text:p>
          </table:table-cell>
          <table:table-cell office:value-type="time" office:time-value="PT17H57M59.527S" calcext:value-type="time">
            <text:p>05:57 PM</text:p>
          </table:table-cell>
          <table:table-cell table:formula="of:=IF([.G363]-[.F363] &gt; 0; [.G363]-[.F363]; 0)" office:value-type="time" office:time-value="PT04H07M43.001S" calcext:value-type="time">
            <text:p>04:07</text:p>
          </table:table-cell>
          <table:table-cell table:formula="of:=[.D363]+[.H363]" office:value-type="time" office:time-value="PT07H48M18.669S" calcext:value-type="time">
            <text:p>07:48</text:p>
          </table:table-cell>
          <table:table-cell table:style-name="ce3"/>
          <table:table-cell office:value-type="string" calcext:value-type="string">
            <text:p>Color differentiation fixes, dialogue/room assert fixes</text:p>
          </table:table-cell>
          <table:table-cell table:number-columns-repeated="1013"/>
        </table:table-row>
        <table:table-row table:style-name="ro1">
          <table:table-cell office:value-type="date" office:date-value="2023-03-16" calcext:value-type="date">
            <text:p>03/16/23</text:p>
          </table:table-cell>
          <table:table-cell office:value-type="time" office:time-value="PT08H12M28.856S" calcext:value-type="time">
            <text:p>08:12 AM</text:p>
          </table:table-cell>
          <table:table-cell office:value-type="time" office:time-value="PT12H29M16.645S" calcext:value-type="time">
            <text:p>12:29 PM</text:p>
          </table:table-cell>
          <table:table-cell table:formula="of:=IF([.C364]-[.B364] &gt; 0; [.C364]-[.B364]; 0)" office:value-type="time" office:time-value="PT04H16M47.789S" calcext:value-type="time">
            <text:p>04:16</text:p>
          </table:table-cell>
          <table:table-cell table:style-name="ce3"/>
          <table:table-cell office:value-type="time" office:time-value="PT13H34M41.322S" calcext:value-type="time">
            <text:p>01:34 PM</text:p>
          </table:table-cell>
          <table:table-cell office:value-type="time" office:time-value="PT17H23M31.03S" calcext:value-type="time">
            <text:p>05:23 PM</text:p>
          </table:table-cell>
          <table:table-cell table:formula="of:=IF([.G364]-[.F364] &gt; 0; [.G364]-[.F364]; 0)" office:value-type="time" office:time-value="PT03H48M49.708S" calcext:value-type="time">
            <text:p>03:48</text:p>
          </table:table-cell>
          <table:table-cell table:formula="of:=[.D364]+[.H364]" office:value-type="time" office:time-value="PT08H05M37.497S" calcext:value-type="time">
            <text:p>08:05</text:p>
          </table:table-cell>
          <table:table-cell table:style-name="ce3"/>
          <table:table-cell office:value-type="string" calcext:value-type="string">
            <text:p>Load in background support, door delayed entry, cloth tes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17/23 (St. Patrick / IR decision)</text:p>
          </table:table-cell>
          <table:table-cell table:style-name="ce15" office:value-type="time" office:time-value="PT11H04M42.703S" calcext:value-type="time">
            <text:p>11:04 AM</text:p>
          </table:table-cell>
          <table:table-cell table:style-name="ce15" office:value-type="time" office:time-value="PT11H54M14.578S" calcext:value-type="time">
            <text:p>11:54 AM</text:p>
          </table:table-cell>
          <table:table-cell table:style-name="ce18" table:formula="of:=IF([.C365]-[.B365] &gt; 0; [.C365]-[.B365]; 0)" office:value-type="time" office:time-value="PT00H49M31.875S" calcext:value-type="time">
            <text:p>00:49</text:p>
          </table:table-cell>
          <table:table-cell table:style-name="ce24"/>
          <table:table-cell table:style-name="ce15" office:value-type="time" office:time-value="PT12H52M51.661S" calcext:value-type="time">
            <text:p>12:52 PM</text:p>
          </table:table-cell>
          <table:table-cell table:style-name="ce15" office:value-type="time" office:time-value="PT16H48M24.856S" calcext:value-type="time">
            <text:p>04:48 PM</text:p>
          </table:table-cell>
          <table:table-cell table:style-name="ce18" table:formula="of:=IF([.G365]-[.F365] &gt; 0; [.G365]-[.F365]; 0)" office:value-type="time" office:time-value="PT03H55M33.195S" calcext:value-type="time">
            <text:p>03:55</text:p>
          </table:table-cell>
          <table:table-cell table:style-name="ce18" table:formula="of:=[.D365]+[.H365]" office:value-type="time" office:time-value="PT04H45M05.07S" calcext:value-type="time">
            <text:p>04:45</text:p>
          </table:table-cell>
          <table:table-cell table:style-name="ce24"/>
          <table:table-cell table:style-name="ce30" office:value-type="string" calcext:value-type="string">
            <text:p>Cloth nightcap &amp; fixes &amp; KinematicCharacter.m_headOffse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6]-[.B366] &gt; 0; [.C366]-[.B3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6]-[.F366] &gt; 0; [.G366]-[.F366]; 0)" office:value-type="time" office:time-value="PT00H00M00S" calcext:value-type="time">
            <text:p>00:00</text:p>
          </table:table-cell>
          <table:table-cell table:style-name="ce19" table:formula="of:=[.D366]+[.H3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1:.I366])" office:value-type="time" office:time-value="PT28H51M14.353S" calcext:value-type="time">
            <text:p>28:5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20/23 (St. Joseph)</text:p>
          </table:table-cell>
          <table:table-cell table:number-columns-repeated="2"/>
          <table:table-cell table:formula="of:=IF([.C367]-[.B367] &gt; 0; [.C367]-[.B3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67]-[.F367] &gt; 0; [.G367]-[.F367]; 0)" office:value-type="time" office:time-value="PT00H00M00S" calcext:value-type="time">
            <text:p>00:00</text:p>
          </table:table-cell>
          <table:table-cell table:formula="of:=[.D367]+[.H3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3-21" calcext:value-type="date">
            <text:p>03/21/23</text:p>
          </table:table-cell>
          <table:table-cell office:value-type="time" office:time-value="PT08H10M41.772S" calcext:value-type="time">
            <text:p>08:10 AM</text:p>
          </table:table-cell>
          <table:table-cell office:value-type="time" office:time-value="PT12H11M19.105S" calcext:value-type="time">
            <text:p>12:11 PM</text:p>
          </table:table-cell>
          <table:table-cell table:formula="of:=IF([.C368]-[.B368] &gt; 0; [.C368]-[.B368]; 0)" office:value-type="time" office:time-value="PT04H00M37.333S" calcext:value-type="time">
            <text:p>04:00</text:p>
          </table:table-cell>
          <table:table-cell table:style-name="ce3"/>
          <table:table-cell office:value-type="time" office:time-value="PT13H09M53.712S" calcext:value-type="time">
            <text:p>01:09 PM</text:p>
          </table:table-cell>
          <table:table-cell office:value-type="time" office:time-value="PT17H32M17.857S" calcext:value-type="time">
            <text:p>05:32 PM</text:p>
          </table:table-cell>
          <table:table-cell table:formula="of:=IF([.G368]-[.F368] &gt; 0; [.G368]-[.F368]; 0)" office:value-type="time" office:time-value="PT04H22M24.145S" calcext:value-type="time">
            <text:p>04:22</text:p>
          </table:table-cell>
          <table:table-cell table:formula="of:=[.D368]+[.H368]" office:value-type="time" office:time-value="PT08H23M01.478S" calcext:value-type="time">
            <text:p>08:23</text:p>
          </table:table-cell>
          <table:table-cell table:style-name="ce3"/>
          <table:table-cell office:value-type="string" calcext:value-type="string">
            <text:p>NPC head offset triggers, attachment/cloth cleanup &amp; fixes, shirt &amp; nightcap, NPC clothing spawn, top hats!</text:p>
          </table:table-cell>
          <table:table-cell table:number-columns-repeated="1013"/>
        </table:table-row>
        <table:table-row table:style-name="ro1">
          <table:table-cell office:value-type="date" office:date-value="2023-03-22" calcext:value-type="date">
            <text:p>03/22/23</text:p>
          </table:table-cell>
          <table:table-cell office:value-type="time" office:time-value="PT08H19M13.122S" calcext:value-type="time">
            <text:p>08:19 AM</text:p>
          </table:table-cell>
          <table:table-cell office:value-type="time" office:time-value="PT12H23M20.829S" calcext:value-type="time">
            <text:p>12:23 PM</text:p>
          </table:table-cell>
          <table:table-cell table:formula="of:=IF([.C369]-[.B369] &gt; 0; [.C369]-[.B369]; 0)" office:value-type="time" office:time-value="PT04H04M07.707S" calcext:value-type="time">
            <text:p>04:04</text:p>
          </table:table-cell>
          <table:table-cell table:style-name="ce3"/>
          <table:table-cell office:value-type="time" office:time-value="PT13H16M45.944S" calcext:value-type="time">
            <text:p>01:16 PM</text:p>
          </table:table-cell>
          <table:table-cell/>
          <table:table-cell table:formula="of:=IF([.G369]-[.F369] &gt; 0; [.G369]-[.F369]; 0)" office:value-type="time" office:time-value="PT00H00M00S" calcext:value-type="time">
            <text:p>00:00</text:p>
          </table:table-cell>
          <table:table-cell table:formula="of:=[.D369]+[.H369]" office:value-type="time" office:time-value="PT04H04M07.707S" calcext:value-type="time">
            <text:p>04:04</text:p>
          </table:table-cell>
          <table:table-cell table:style-name="ce3"/>
          <table:table-cell office:value-type="string" calcext:value-type="string">
            <text:p>Dash improvements, invincibility &amp; room dynamic cleanup fixes, gameover confirmation suppression &amp; Tutorial spring preven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370]-[.B370] &gt; 0; [.C370]-[.B3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0]-[.F370] &gt; 0; [.G370]-[.F370]; 0)" office:value-type="time" office:time-value="PT00H00M00S" calcext:value-type="time">
            <text:p>00:00</text:p>
          </table:table-cell>
          <table:table-cell table:formula="of:=[.D370]+[.H3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1]-[.B371] &gt; 0; [.C371]-[.B3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1]-[.F371] &gt; 0; [.G371]-[.F371]; 0)" office:value-type="time" office:time-value="PT00H00M00S" calcext:value-type="time">
            <text:p>00:00</text:p>
          </table:table-cell>
          <table:table-cell table:style-name="ce18" table:formula="of:=[.D371]+[.H3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2]-[.B372] &gt; 0; [.C372]-[.B3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2]-[.F372] &gt; 0; [.G372]-[.F372]; 0)" office:value-type="time" office:time-value="PT00H00M00S" calcext:value-type="time">
            <text:p>00:00</text:p>
          </table:table-cell>
          <table:table-cell table:style-name="ce19" table:formula="of:=[.D372]+[.H3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67:.I372])" office:value-type="time" office:time-value="PT12H27M09.185S" calcext:value-type="time">
            <text:p>12: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3]-[.B373] &gt; 0; [.C373]-[.B3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3]-[.F373] &gt; 0; [.G373]-[.F373]; 0)" office:value-type="time" office:time-value="PT00H00M00S" calcext:value-type="time">
            <text:p>00:00</text:p>
          </table:table-cell>
          <table:table-cell table:formula="of:=[.D373]+[.H3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4]-[.B374] &gt; 0; [.C374]-[.B3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4]-[.F374] &gt; 0; [.G374]-[.F374]; 0)" office:value-type="time" office:time-value="PT00H00M00S" calcext:value-type="time">
            <text:p>00:00</text:p>
          </table:table-cell>
          <table:table-cell table:formula="of:=[.D374]+[.H3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5]-[.B375] &gt; 0; [.C375]-[.B3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5]-[.F375] &gt; 0; [.G375]-[.F375]; 0)" office:value-type="time" office:time-value="PT00H00M00S" calcext:value-type="time">
            <text:p>00:00</text:p>
          </table:table-cell>
          <table:table-cell table:formula="of:=[.D375]+[.H3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76]-[.B376] &gt; 0; [.C376]-[.B3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6]-[.F376] &gt; 0; [.G376]-[.F376]; 0)" office:value-type="time" office:time-value="PT00H00M00S" calcext:value-type="time">
            <text:p>00:00</text:p>
          </table:table-cell>
          <table:table-cell table:formula="of:=[.D376]+[.H3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77]-[.B377] &gt; 0; [.C377]-[.B3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77]-[.F377] &gt; 0; [.G377]-[.F377]; 0)" office:value-type="time" office:time-value="PT00H00M00S" calcext:value-type="time">
            <text:p>00:00</text:p>
          </table:table-cell>
          <table:table-cell table:style-name="ce18" table:formula="of:=[.D377]+[.H3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78]-[.B378] &gt; 0; [.C378]-[.B3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78]-[.F378] &gt; 0; [.G378]-[.F378]; 0)" office:value-type="time" office:time-value="PT00H00M00S" calcext:value-type="time">
            <text:p>00:00</text:p>
          </table:table-cell>
          <table:table-cell table:style-name="ce19" table:formula="of:=[.D378]+[.H3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3:.I3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 office:value-type="date" office:date-value="2023-01-30" calcext:value-type="date">
            <text:p>01/30/23</text:p>
          </table:table-cell>
          <table:table-cell table:style-name="ce68" office:value-type="string" calcext:value-type="string" table:number-columns-spanned="1" table:number-rows-spanned="3">
            <text:p>Retreat/travel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4" office:value-type="string" calcext:value-type="string">
            <text:p>-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 office:value-type="date" office:date-value="2023-03-13" calcext:value-type="date">
            <text:p>03/13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 office:value-type="date" office:date-value="2023-03-17" calcext:value-type="date">
            <text:p>03/17/23</text:p>
          </table:table-cell>
          <table:table-cell table:style-name="ce82" office:value-type="string" calcext:value-type="string">
            <text:p>St. Patrick / IR decision</text:p>
          </table:table-cell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/>
          <table:table-cell table:style-name="ce76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2">00/00/0000</text:date>, <text:time style:data-style-name="N2" text:time-value="08:18:49.5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3-22T13:46:18.605000000</dc:date>
    <meta:editing-duration>P82DT15H15M12S</meta:editing-duration>
    <meta:editing-cycles>2182</meta:editing-cycles>
    <meta:generator>LibreOffice/7.2.6.2$Windows_X86_64 LibreOffice_project/b0ec3a565991f7569a5a7f5d24fed7f52653d754</meta:generator>
    <dc:creator>Benjamin Laws</dc:creator>
    <meta:document-statistic meta:table-count="2" meta:cell-count="2694" meta:object-count="0"/>
  </office:meta>
</office:document-meta>
</file>